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26_09-27-37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26_04-25-33_000.jpg</text:p>
          </table:table-cell>
          <table:table-cell table:style-name="ce26" office:value-type="string">
            <text:p>:m :PHOTO 寝た時刻 / 2023 / オナニー、未了、duration=2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未了、duration=2時間ぐらい,other=~">
            <text:p>:m :PHOTO 寝た時刻 / 2023 / オナニー、未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25_21-15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3-26_13-29-4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26_00-45-01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3-26_00-45-03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26_00-45-10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8]=&quot;&quot;;[.C10];CONCATENATE([.C10];&quot; / &quot;;[.E8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26_00-46-32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26_00-46-36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26_00-46-5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3-26_00-46-40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</text:p>
          </table:table-cell>
          <table:table-cell table:style-name="ce19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26_00-43-58_000.jpg</text:p>
          </table:table-cell>
          <table:table-cell table:style-name="ce26" office:value-type="strin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PHOTO 記録 / 経過記録；作ったもの / food=焼酎漬け / material=大葉,liquor=麦焼酎：??ml,time=~,container=silver-cap-small / type=~,other=作り置きする,occasion=経過観察,id=2023-03-24_01-02-30_000.jp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26_09-47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25_22-42-13_000.jpg</text:p>
          </table:table-cell>
          <table:table-cell table:style-name="ce26" office:value-type="string">
            <text:p>:m #*# RES / free# S87DP9 記事読み / id=ACWZ(browser=yan) / media=BAR / theme=~,content=~,w=Uhuru-movement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m #*# RES / free# S87DP9 記事読み / id=ACWZ(browser=yan) / media=BAR / theme=~,content=~,w=Uhuru-movement / genre=~ / other=~">
            <text:p>:m #*# RES / free# S87DP9 記事読み / id=ACWZ(browser=yan) / media=BAR / theme=~,content=~,w=Uhuru-movement / genre=~ / 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3-26_01-47-16_000.jpg</text:p>
          </table:table-cell>
          <table:table-cell table:style-name="ce26" office:value-type="string">
            <text:p>:m #*# RES / JVEMV6 64#101_banzan_shuugi / 『集義和書』 著者=熊沢番山,校注=~ / p.?? / w=~,topic=~,publisher=~,other=tl+:熊沢番山、伊藤仁斎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26_10-00-47_000.jpg</text:p>
          </table:table-cell>
          <table:table-cell table:style-name="ce27" office:value-type="string">
            <text:p>:tome / (lang=ja) / topic=~ / content=世のお歴々がなんと言おうと、好む文化を。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tome / (lang=ja) / topic=~ / content=世のお歴々がなんと言おうと、好む文化を。">
            <text:p>:tome / (lang=ja) / topic=~ / content=世のお歴々がなんと言おうと、好む文化を。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7" office:value-type="string">
            <text:p>2023-03-26_10-02-16_000.jpg</text:p>
          </table:table-cell>
          <table:table-cell table:style-name="ce27" office:value-type="string">
            <text:p>:m :th,mysl / topic=日本人の宗教について / content=高邁な観念はないかも知れないが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m :th,mysl / topic=日本人の宗教について / content=高邁な観念はないかも知れないが,id=~,other=~ / lang=ja">
            <text:p>:m :th,mysl / topic=日本人の宗教について / content=高邁な観念はないかも知れないが,id=~,other=~ / lang=ja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0" office:value-type="string">
            <text:p>2023-03-26_10-54-52_000.jpg</text:p>
          </table:table-cell>
          <table:table-cell table:style-name="ce33" office:value-type="string">
            <text:p>:m #*# RES / JVEMV6 64#67_8_taihaku / 『論語 泰伯』 著者=~,校注=~ / p.193 / w=,topic=五人の臣：武王；,publisher=明治書院,other=list+:舜～周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#*# RES / JVEMV6 64#67_8_taihaku / 『論語 泰伯』 著者=~,校注=~ / p.193 / w=,topic=五人の臣：武王；,publisher=明治書院,other=list+:舜～周">
            <text:p>:m #*# RES / JVEMV6 64#67_8_taihaku / 『論語 泰伯』 著者=~,校注=~ / p.193 / w=,topic=五人の臣：武王；,publisher=明治書院,other=list+:舜～周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3-26_11-41-17_000.jpg</text:p>
          </table:table-cell>
          <table:table-cell table:style-name="ce26" office:value-type="string">
            <text:p>:m #*# RES / JVEMV6 64#259_ura_biz / 『図解　裏ビジネスのカラクリ』 著者=丸山佑介,校注=~ / p.68 / w=~,topic=風俗営業等：業態,publisher=~,other=tl+:公娼制度～風営法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m #*# RES / JVEMV6 64#259_ura_biz / 『図解　裏ビジネスのカラクリ』 著者=丸山佑介,校注=~ / p.68 / w=~,topic=風俗営業等：業態,publisher=~,other=tl+:公娼制度～風営法">
            <text:p>:m #*# RES / JVEMV6 64#259_ura_biz / 『図解　裏ビジネスのカラクリ』 著者=丸山佑介,校注=~ / p.68 / w=~,topic=風俗営業等：業態,publisher=~,other=tl+:公娼制度～風営法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8" office:value-type="string">
            <text:p>2023-03-26_12-31-14_000.jpg</text:p>
          </table:table-cell>
          <table:table-cell table:style-name="ce27" office:value-type="string">
            <text:p>:m 1*1 RES / JVEMV6 64#260_suterareru_shimada / 『捨てられる宗教』 著者=島田裕巳,校注=~ / p.124 / w=,topic=極楽浄土；宗教は不要なもの,publisher=~,other=th+:宗教は不要なもの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1*1 RES / JVEMV6 64#260_suterareru_shimada / 『捨てられる宗教』 著者=島田裕巳,校注=~ / p.124 / w=,topic=極楽浄土；宗教は不要なもの,publisher=~,other=th+:宗教は不要なもの">
            <text:p>:m 1*1 RES / JVEMV6 64#260_suterareru_shimada / 『捨てられる宗教』 著者=島田裕巳,校注=~ / p.124 / w=,topic=極楽浄土；宗教は不要なもの,publisher=~,other=th+:宗教は不要なもの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3-26_14-52-07_000.jpg</text:p>
          </table:table-cell>
          <table:table-cell table:style-name="ce26" office:value-type="string">
            <text:p>:m #*# RES / free# S87DP9 記事読み / id=8UUJ(browser=yan) / media=ya / theme=金武町[きんちょう；流弾；米軍基地,content=~,w=~ / genre=~ / other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string" office:string-value=":m #*# RES / free# S87DP9 記事読み / id=8UUJ(browser=yan) / media=ya / theme=金武町[きんちょう；流弾；米軍基地,content=~,w=~ / genre=~ / other=~">
            <text:p>:m #*# RES / free# S87DP9 記事読み / id=8UUJ(browser=yan) / media=ya / theme=金武町[きんちょう；流弾；米軍基地,content=~,w=~ / genre=~ / 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3-26_17-02-27_000.jpg</text:p>
          </table:table-cell>
          <table:table-cell table:style-name="ce26" office:value-type="string">
            <text:p>:m 1*2 RES / JVEMV6 64#256_islam_seitan_izutu / 『イスラーム生誕』 著者=井筒俊彦,校注=~ / p.124 / w=ジャーヒリーヤ；シュクル；アーヤ；クフル,topic=「イスラーム」：語義,publisher=~,other=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string" office:string-value=":m 1*2 RES / JVEMV6 64#256_islam_seitan_izutu / 『イスラーム生誕』 著者=井筒俊彦,校注=~ / p.124 / w=ジャーヒリーヤ；シュクル；アーヤ；クフル,topic=「イスラーム」：語義,publisher=~,other=">
            <text:p>:m 1*2 RES / JVEMV6 64#256_islam_seitan_izutu / 『イスラーム生誕』 著者=井筒俊彦,校注=~ / p.124 / w=ジャーヒリーヤ；シュクル；アーヤ；クフル,topic=「イスラーム」：語義,publisher=~,other=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1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0" office:value-type="string">
            <text:p>2023-03-26_17-02-40_000.jpg</text:p>
          </table:table-cell>
          <table:table-cell table:style-name="ce27" office:value-type="string">
            <text:p>:m 2*2 RES / JVEMV6 64#256_islam_seitan_izutu / 『イスラーム生誕』 著者=井筒俊彦,校注=~ / p.124 / w=,topic=信仰：形式化,publisher=~,other=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string" office:string-value=":m 2*2 RES / JVEMV6 64#256_islam_seitan_izutu / 『イスラーム生誕』 著者=井筒俊彦,校注=~ / p.124 / w=,topic=信仰：形式化,publisher=~,other=">
            <text:p>:m 2*2 RES / JVEMV6 64#256_islam_seitan_izutu / 『イスラーム生誕』 著者=井筒俊彦,校注=~ / p.124 / w=,topic=信仰：形式化,publisher=~,other=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1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8" office:value-type="string">
            <text:p>2023-03-26_17-46-56_000.jpg</text:p>
          </table:table-cell>
          <table:table-cell table:style-name="ce26" office:value-type="string">
            <text:p>:m #*# RES / JVEMV6 64#257_chokkan_kaminaga / 『直感を裏切る数学』 著者=神永正博,校注=~ / p.31 / w=~,topic=,publisher=~,other=memo+:ガン検診；精密検査;calc+:塩水。混合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string" office:string-value=":m #*# RES / JVEMV6 64#257_chokkan_kaminaga / 『直感を裏切る数学』 著者=神永正博,校注=~ / p.31 / w=~,topic=,publisher=~,other=memo+:ガン検診；精密検査;calc+:塩水。混合">
            <text:p>:m #*# RES / JVEMV6 64#257_chokkan_kaminaga / 『直感を裏切る数学』 著者=神永正博,校注=~ / p.31 / w=~,topic=,publisher=~,other=memo+:ガン検診；精密検査;calc+:塩水。混合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1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6">2023/03/26</text:date>, <text:time>22:36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6T22:36:44.61</dc:date>
    <dc:creator>iwabuchi ken</dc:creator>
    <meta:editing-duration>P55DT7H41M34S</meta:editing-duration>
    <meta:editing-cycles>17873</meta:editing-cycles>
    <meta:document-statistic meta:table-count="2" meta:cell-count="934" meta:object-count="0"/>
    <meta:user-defined meta:name="qrichtext">1</meta:user-defined>
  </office:meta>
</office:document-meta>
</file>